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Perpetua" svg:font-family="Perpetua, 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end" style:justify-single-word="false"/>
      <style:text-properties style:font-name="Verdana"/>
    </style:style>
    <style:style style:name="P3" style:family="paragraph" style:parent-style-name="Standard">
      <style:text-properties style:font-name="Verdana"/>
    </style:style>
    <style:style style:name="P4" style:family="paragraph" style:parent-style-name="Table_20_Contents">
      <style:paragraph-properties fo:text-align="end" style:justify-single-word="false"/>
      <style:text-properties style:font-name="Verdana" officeooo:paragraph-rsid="00188606"/>
    </style:style>
    <style:style style:name="P5" style:family="paragraph" style:parent-style-name="Table_20_Contents">
      <style:text-properties style:font-name="Verdana" officeooo:paragraph-rsid="00188606"/>
    </style:style>
    <style:style style:name="P6" style:family="paragraph" style:parent-style-name="Standard">
      <style:text-properties style:font-name="Verdana" officeooo:paragraph-rsid="00188606"/>
    </style:style>
    <style:style style:name="P7" style:family="paragraph" style:parent-style-name="Standard" style:list-style-name="L1">
      <style:text-properties officeooo:paragraph-rsid="00188606"/>
    </style:style>
    <style:style style:name="P8" style:family="paragraph" style:parent-style-name="Standard" style:list-style-name="L1">
      <style:text-properties officeooo:paragraph-rsid="001b8ba8"/>
    </style:style>
    <style:style style:name="P9" style:family="paragraph" style:parent-style-name="Standard">
      <style:text-properties officeooo:paragraph-rsid="00188606"/>
    </style:style>
    <style:style style:name="P10" style:family="paragraph" style:parent-style-name="Standard" style:list-style-name="L2">
      <style:text-properties officeooo:paragraph-rsid="00188606"/>
    </style:style>
    <style:style style:name="P11" style:family="paragraph" style:parent-style-name="Standard" style:list-style-name="L2">
      <style:text-properties officeooo:paragraph-rsid="0019a52d"/>
    </style:style>
    <style:style style:name="P12" style:family="paragraph" style:parent-style-name="Standard" style:list-style-name="L4">
      <style:text-properties officeooo:paragraph-rsid="00188606"/>
    </style:style>
    <style:style style:name="P13" style:family="paragraph" style:parent-style-name="Standard" style:list-style-name="L4">
      <style:text-properties officeooo:paragraph-rsid="0019a52d"/>
    </style:style>
    <style:style style:name="P14" style:family="paragraph" style:parent-style-name="Standard">
      <style:text-properties style:font-name="Perpetua" fo:font-size="12pt" officeooo:paragraph-rsid="00188606" style:font-size-asian="12pt" style:font-size-complex="12pt"/>
    </style:style>
    <style:style style:name="P15" style:family="paragraph" style:parent-style-name="Standard">
      <style:text-properties officeooo:paragraph-rsid="0019a52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606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officeooo:rsid="00188606"/>
    </style:style>
    <style:style style:name="T5" style:family="text">
      <style:text-properties style:font-name="Verdana"/>
    </style:style>
    <style:style style:name="T6" style:family="text">
      <style:text-properties style:font-name="Verdana" officeooo:rsid="00188606"/>
    </style:style>
    <style:style style:name="T7" style:family="text">
      <style:text-properties style:font-name="Verdana" officeooo:rsid="0019a52d"/>
    </style:style>
    <style:style style:name="T8" style:family="text">
      <style:text-properties style:font-name="Verdana" officeooo:rsid="001b8ba8"/>
    </style:style>
    <style:style style:name="T9" style:family="text">
      <style:text-properties style:font-name="Verdana" officeooo:rsid="001c0822"/>
    </style:style>
    <style:style style:name="T10" style:family="text">
      <style:text-properties fo:font-size="11pt"/>
    </style:style>
    <style:style style:name="T11" style:family="text">
      <style:text-properties style:font-size-asian="11pt"/>
    </style:style>
    <style:style style:name="T12" style:family="text">
      <style:text-properties style:font-size-complex="11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18cm" fo:text-indent="-0.635cm" fo:margin-left="1.41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4">Do No Harm Clinic, Ltd.</text:span></text:p>
            <text:p text:style-name="P1">&lt;Recipients Address 1&gt;</text:p>
            <text:p text:style-name="P1">&lt;Recipients Address 2&gt;</text:p>
            <text:p text:style-name="P1">&lt;Recipients Postcode&gt;</text:p>
            <text:p text:style-name="P1"/>
            <text:p text:style-name="P1">&lt;Recipients Contact Number&gt;</text:p>
            <text:p text:style-name="P5"><text:span text:style-name="T4">donoharmclinic@gmail.com</text:span></text:p>
          </table:table-cell>
          <table:table-cell table:style-name="Table1.A1" office:value-type="string">
            <text:p text:style-name="P4"><text:span text:style-name="T4">Robert McBride</text:span></text:p>
            <text:p text:style-name="P4"><text:span text:style-name="T4">882 Toovey Rd</text:span></text:p>
            <text:p text:style-name="P4"><text:span text:style-name="T4">Kelowna, BC</text:span></text:p>
            <text:p text:style-name="P4"><text:span text:style-name="T4">V1X 6R1</text:span></text:p>
            <text:p text:style-name="P2"/>
            <text:p text:style-name="P4"><text:span text:style-name="T4">250-878-3824</text:span></text:p>
            <text:p text:style-name="P4"><text:span text:style-name="T4">robmcbride@gmail.com</text:span>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6<text:span text:style-name="T3">th</text:span> <text:span text:style-name="T4">June</text:span> 20<text:span text:style-name="T4">11</text:span></text:p>
          </table:table-cell>
        </table:table-row>
      </table:table>
      <text:p text:style-name="Standard"/>
      <text:p text:style-name="P6">Dear <text:span text:style-name="T4">Do No Harm Clinic, Ltd.</text:span>,</text:p>
      <text:p text:style-name="P3"/>
      <text:p text:style-name="P6"><text:span text:style-name="T4">I have set out below a description of the services that I, Robert McBride (“Developer”), will provide to you, Do No Harm Clinic, Ltd. (“Client”), together with our agreed on fees.</text:span></text:p>
      <text:p text:style-name="P6"><text:span text:style-name="T4"/></text:p>
      <text:p text:style-name="P9"><text:span text:style-name="T6">I will provide the following services:</text:span></text:p>
      <text:list xml:id="list2048114348" text:style-name="L1">
        <text:list-item>
          <text:p text:style-name="P7"><text:span text:style-name="T6">Design and implementation of a custom web based store; </text:span><text:span text:style-name="T8">including:</text:span></text:p>
          <text:list>
            <text:list-item>
              <text:p text:style-name="P8"><text:span text:style-name="T8">A custom user authentication and security system,</text:span></text:p>
            </text:list-item>
            <text:list-item>
              <text:p text:style-name="P8"><text:span text:style-name="T8">Administrative tools to manage products, users and orders,</text:span></text:p>
            </text:list-item>
            <text:list-item>
              <text:p text:style-name="P8"><text:span text:style-name="T8">A complete credit card payments system.</text:span></text:p>
            </text:list-item>
          </text:list>
        </text:list-item>
        <text:list-item>
          <text:p text:style-name="P7"><text:span text:style-name="T6">Setup of the Domain Name, Hosting, and Email.</text:span></text:p>
        </text:list-item>
        <text:list-item>
          <text:p text:style-name="P7"><text:span text:style-name="T6">One year of Hosting, Support, and Maintenance of the final product.</text:span></text:p>
        </text:list-item>
      </text:list>
      <text:p text:style-name="P9"><text:span text:style-name="T6"/></text:p>
      <text:p text:style-name="P9"><text:span text:style-name="T6">Please note that we have agreed that the majority of the resulting code base will remain the property </text:span><text:span text:style-name="T7">and </text:span><text:span text:style-name="T8">copyright</text:span><text:span text:style-name="T6"> of the Developer. </text:span><text:span text:style-name="T8">The site's code will be licensed to the Client indefinitely.</text:span><text:span text:style-name="T6"> </text:span><text:span text:style-name="T8">However,</text:span><text:span text:style-name="T6"> the following will be owned by the Client:</text:span></text:p>
      <text:list xml:id="list129320091" text:style-name="L2">
        <text:list-item>
          <text:p text:style-name="P11"><text:span text:style-name="T7">Trademarks,</text:span></text:p>
        </text:list-item>
        <text:list-item>
          <text:p text:style-name="P10"><text:span text:style-name="T9">All product, and site descriptions</text:span><text:span text:style-name="T6">,</text:span></text:p>
        </text:list-item>
        <text:list-item>
          <text:p text:style-name="P10"><text:span text:style-name="T6">Any graphics created,</text:span></text:p>
        </text:list-item>
        <text:list-item>
          <text:p text:style-name="P10"><text:span text:style-name="T6">Domain name.</text:span></text:p>
        </text:list-item>
      </text:list>
      <text:p text:style-name="P9"><text:span text:style-name="T6"/></text:p>
      <text:p text:style-name="P9"><text:span text:style-name="T6">My fee for these services will be $9,000 payable via Cash, Cheque, or Bank Deposit. With the payment terms as follows:</text:span></text:p>
      <text:list xml:id="list1611254035" text:style-name="L4">
        <text:list-item>
          <text:p text:style-name="P12"><text:span text:style-name="T6">Payment 1: %25 down payment before the project begins.</text:span></text:p>
        </text:list-item>
        <text:list-item>
          <text:p text:style-name="P12"><text:span text:style-name="T6">Payment 2: %25 </text:span><text:span text:style-name="T7">payment upon release of first Release Candidate, </text:span><text:span text:style-name="T8">to tentatively take place August 15, 2011.</text:span></text:p>
        </text:list-item>
        <text:list-item>
          <text:p text:style-name="P13"><text:span text:style-name="T7">Payment 3: The remainder due upon satisfactory completion and open</text:span><text:span text:style-name="T8">ing</text:span><text:span text:style-name="T7"> to the public.</text:span></text:p>
        </text:list-item>
      </text:list>
      <text:p text:style-name="P15"><text:span text:style-name="T7"/></text:p>
      <text:p text:style-name="P14"><text:span text:style-name="T6">If you agree that the foregoing fairly sets out your understanding of our mutual responsibilities, please initial </text:span><text:span text:style-name="T8">and sign </text:span><text:span text:style-name="T6">a copy of this letter in the space indicated below.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Perpetua" svg:font-family="Perpetua, Perpetu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7T10:03:12</meta:creation-date>
    <meta:editing-duration>PT04H26M08S</meta:editing-duration>
    <meta:editing-cycles>3</meta:editing-cycles>
    <meta:generator>OpenOffice.org/3.2$Unix OpenOffice.org_project/320m19$Build-9505</meta:generator>
    <dc:description>Chris New</dc:description>
    <meta:keyword>Formal</meta:keyword>
    <meta:keyword>Letter</meta:keyword>
    <meta:keyword>Legal</meta:keyword>
    <meta:keyword>Business</meta:keyword>
    <meta:keyword>Privet</meta:keyword>
    <dc:subject>Very basic no frills formal letter layout</dc:subject>
    <dc:title>Formal Letter Template</dc:title>
    <meta:initial-creator>Robert McBride</meta:initial-creator>
    <dc:date>2011-06-17T14:29:20</dc:date>
    <dc:creator>Robert McBride</dc:creator>
    <meta:document-statistic meta:table-count="1" meta:image-count="0" meta:object-count="0" meta:page-count="1" meta:paragraph-count="32" meta:word-count="279" meta:character-count="1673"/>
    <meta:user-defined meta:name="Info 2"/>
    <meta:user-defined meta:name="Info 3"/>
    <meta:user-defined meta:name="Info 4"/>
    <meta:user-defined meta:name="License">&lt;a href="http://www.openoffice.org/licenses/BSD.pdf"&gt;BSD&lt;/a&gt;</meta:user-defined>
  </office:meta>
</office:document-meta>
</file>